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Serif" svg:font-family="LiberationSerif"/>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1" svg:font-family="Courier" style:font-pitch="variable"/>
    <style:font-face style:name="Liberation Sans" svg:font-family="'Liberation Sans'" style:font-pitch="variable"/>
    <style:font-face style:name="Courier"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1" style:family="table-row">
      <style:table-row-properties style:min-row-height="0.603cm"/>
    </style:style>
    <style:style style:name="Tableau2.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2.A2" style:family="table-cell">
      <style:table-cell-properties fo:background-color="#ffff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tab-stops>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Courier1"/>
    </style:style>
    <style:style style:name="P4" style:family="paragraph" style:parent-style-name="Text_20_body">
      <style:text-properties fo:background-color="#ffff00"/>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justify" style:justify-single-word="false"/>
      <style:text-properties style:font-name="Arial" fo:font-weight="bold" style:font-weight-asian="bold" style:font-weight-complex="bold"/>
    </style:style>
    <style:style style:name="P7" style:family="paragraph" style:parent-style-name="Text_20_body">
      <style:paragraph-properties fo:text-align="center" style:justify-single-word="false"/>
      <style:text-properties officeooo:rsid="0001afbb" officeooo:paragraph-rsid="0001afbb"/>
    </style:style>
    <style:style style:name="P8" style:family="paragraph" style:parent-style-name="Index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01afbb" officeooo:paragraph-rsid="0001afbb"/>
    </style:style>
    <style:style style:name="P11" style:family="paragraph" style:parent-style-name="Text_20_body">
      <style:paragraph-properties style:writing-mode="page">
        <style:tab-stops>
          <style:tab-stop style:position="17cm" style:leader-style="solid" style:leader-text="_"/>
        </style:tab-stops>
      </style:paragraph-properties>
    </style:style>
    <style:style style:name="P12" style:family="paragraph" style:parent-style-name="Text_20_body">
      <style:paragraph-properties style:writing-mode="page">
        <style:tab-stops>
          <style:tab-stop style:position="17cm" style:leader-style="solid" style:leader-text="_"/>
        </style:tab-stops>
      </style:paragraph-properties>
      <style:text-properties officeooo:paragraph-rsid="000503f8"/>
    </style:style>
    <style:style style:name="P13" style:family="paragraph" style:parent-style-name="Text_20_body">
      <style:paragraph-properties style:writing-mode="page">
        <style:tab-stops>
          <style:tab-stop style:position="17cm" style:leader-style="solid" style:leader-text="_"/>
        </style:tab-stops>
      </style:paragraph-properties>
      <style:text-properties style:font-name="Courier1" fo:background-color="#ffff00"/>
    </style:style>
    <style:style style:name="P14"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style>
    <style:style style:name="P15"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style:style>
    <style:style style:name="P16" style:family="paragraph" style:parent-style-name="Text_20_body">
      <style:paragraph-properties fo:text-align="justify" style:justify-single-word="false" style:writing-mode="page">
        <style:tab-stops>
          <style:tab-stop style:position="16.88cm" style:leader-style="solid" style:leader-text="_"/>
        </style:tab-stops>
      </style:paragraph-properties>
      <style:text-properties style:font-name="Arial"/>
    </style:style>
    <style:style style:name="P17"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fo:background-color="#ffff00"/>
    </style:style>
    <style:style style:name="P18"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officeooo:paragraph-rsid="000503f8" fo:background-color="#ffff00"/>
    </style:style>
    <style:style style:name="P19" style:family="paragraph" style:parent-style-name="Text_20_body">
      <style:paragraph-properties fo:text-align="justify" style:justify-single-word="false" style:writing-mode="page">
        <style:tab-stops>
          <style:tab-stop style:position="17cm" style:type="right" style:leader-style="solid" style:leader-text="_"/>
        </style:tab-stops>
      </style:paragraph-properties>
      <style:text-properties style:font-name="Arial" fo:background-color="transparent"/>
    </style:style>
    <style:style style:name="P20" style:family="paragraph" style:parent-style-name="Text_20_body">
      <style:paragraph-properties fo:text-align="start" style:justify-single-word="false" style:writing-mode="page">
        <style:tab-stops>
          <style:tab-stop style:position="16.88cm" style:leader-style="solid" style:leader-text="_"/>
        </style:tab-stops>
      </style:paragraph-properties>
      <style:text-properties style:font-name="Arial" fo:background-color="transparent"/>
    </style:style>
    <style:style style:name="P21" style:family="paragraph" style:parent-style-name="Text_20_body">
      <style:paragraph-properties style:writing-mode="page">
        <style:tab-stops>
          <style:tab-stop style:position="17cm" style:leader-style="solid" style:leader-text="_"/>
        </style:tab-stops>
      </style:paragraph-properties>
      <style:text-properties style:font-name="LiberationSerif" fo:font-size="12pt" fo:background-color="#ffff00"/>
    </style:style>
    <style:style style:name="P22" style:family="paragraph" style:parent-style-name="Text_20_body" style:master-page-name="">
      <style:paragraph-properties style:page-number="auto" style:writing-mode="page">
        <style:tab-stops>
          <style:tab-stop style:position="17cm" style:leader-style="solid" style:leader-text="_"/>
        </style:tab-stops>
      </style:paragraph-properties>
    </style:style>
    <style:style style:name="P23" style:family="paragraph" style:parent-style-name="Text_20_body">
      <style:paragraph-properties fo:margin-top="0cm" fo:margin-bottom="0.25cm" loext:contextual-spacing="false"/>
    </style:style>
    <style:style style:name="P24" style:family="paragraph" style:parent-style-name="Text_20_body">
      <style:paragraph-properties fo:margin-top="0.3cm" fo:margin-bottom="0.25cm" loext:contextual-spacing="false"/>
      <style:text-properties style:font-name="Arial" fo:font-weight="bold" style:font-weight-asian="bold" style:font-weight-complex="bold"/>
    </style:style>
    <style:style style:name="P25"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officeooo:rsid="0001afbb" officeooo:paragraph-rsid="0001afbb" fo:background-color="#ffff00"/>
    </style:style>
    <style:style style:name="P26"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officeooo:rsid="0001afbb" officeooo:paragraph-rsid="00034ea3" fo:background-color="#ffff00"/>
    </style:style>
    <style:style style:name="P27"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officeooo:rsid="00034ea3" officeooo:paragraph-rsid="00034ea3" fo:background-color="#ffff00"/>
    </style:style>
    <style:style style:name="P28" style:family="paragraph" style:parent-style-name="Text_20_body">
      <style:paragraph-properties fo:text-align="justify" style:justify-single-word="false" style:writing-mode="page">
        <style:tab-stops>
          <style:tab-stop style:position="16.91cm" style:type="right" style:leader-style="solid" style:leader-text="_"/>
        </style:tab-stops>
      </style:paragraph-properties>
      <style:text-properties style:font-name="Arial" fo:font-size="12pt" officeooo:rsid="000503f8" officeooo:paragraph-rsid="000503f8" fo:background-color="#ffff00"/>
    </style:style>
    <style:style style:name="P29" style:family="paragraph" style:parent-style-name="Text_20_body" style:list-style-name="L1">
      <style:text-properties style:font-name="Arial"/>
    </style:style>
    <style:style style:name="P30" style:family="paragraph" style:parent-style-name="Text_20_body">
      <style:text-properties style:font-name="LiberationSerif" fo:font-size="12pt" fo:background-color="#ffff00"/>
    </style:style>
    <style:style style:name="P31" style:family="paragraph" style:parent-style-name="Text_20_body" style:list-style-name="L1">
      <style:paragraph-properties fo:margin-top="0cm" fo:margin-bottom="0cm" loext:contextual-spacing="false"/>
      <style:text-properties style:font-name="Arial"/>
    </style:style>
    <style:style style:name="P32" style:family="paragraph" style:parent-style-name="Text_20_body" style:list-style-name="L1">
      <style:paragraph-properties fo:margin-top="0cm" fo:margin-bottom="0cm" loext:contextual-spacing="false" style:writing-mode="page">
        <style:tab-stops>
          <style:tab-stop style:position="17cm" style:leader-style="solid" style:leader-text="_"/>
        </style:tab-stops>
      </style:paragraph-properties>
      <style:text-properties style:font-name="Arial"/>
    </style:style>
    <style:style style:name="P33" style:family="paragraph" style:parent-style-name="Text_20_body" style:list-style-name="L1">
      <style:paragraph-properties fo:margin-top="0cm" fo:margin-bottom="0cm" loext:contextual-spacing="false" style:writing-mode="page">
        <style:tab-stops>
          <style:tab-stop style:position="17cm" style:leader-style="solid" style:leader-text="_"/>
        </style:tab-stops>
      </style:paragraph-properties>
      <style:text-properties style:font-name="Arial" officeooo:paragraph-rsid="00034ea3"/>
    </style:style>
    <style:style style:name="P34" style:family="paragraph" style:parent-style-name="Text_20_body" style:list-style-name="L1">
      <style:paragraph-properties fo:margin-top="0cm" fo:margin-bottom="0cm" loext:contextual-spacing="false" style:writing-mode="page">
        <style:tab-stops>
          <style:tab-stop style:position="17cm" style:leader-style="solid" style:leader-text="_"/>
        </style:tab-stops>
      </style:paragraph-properties>
      <style:text-properties style:font-name="Arial" fo:font-size="12pt" fo:background-color="#ffff00"/>
    </style:style>
    <style:style style:name="P35" style:family="paragraph" style:parent-style-name="Text_20_body" style:list-style-name="L1">
      <style:paragraph-properties fo:margin-top="0cm" fo:margin-bottom="0cm" loext:contextual-spacing="false" style:writing-mode="page">
        <style:tab-stops>
          <style:tab-stop style:position="17cm" style:leader-style="solid" style:leader-text="_"/>
        </style:tab-stops>
      </style:paragraph-properties>
      <style:text-properties style:font-name="Arial" fo:font-size="12pt" fo:background-color="transparent"/>
    </style:style>
    <style:style style:name="P36" style:family="paragraph" style:parent-style-name="Text_20_body" style:list-style-name="L1">
      <style:paragraph-properties fo:margin-top="0cm" fo:margin-bottom="0cm" loext:contextual-spacing="false" style:writing-mode="page">
        <style:tab-stops>
          <style:tab-stop style:position="17cm" style:leader-style="solid" style:leader-text="_"/>
        </style:tab-stops>
      </style:paragraph-properties>
    </style:style>
    <style:style style:name="T1" style:family="text">
      <style:text-properties style:font-name="Courier1" fo:font-size="12pt" fo:background-color="#ffff00" loext:char-shading-value="0"/>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transparent" loext:char-shading-value="0" style:font-style-asian="italic" style:font-weight-asian="bold" style:font-style-complex="italic" style:font-weight-complex="bold"/>
    </style:style>
    <style:style style:name="T5" style:family="text">
      <style:text-properties fo:background-color="#ffff00" loext:char-shading-value="0"/>
    </style:style>
    <style:style style:name="T6" style:family="text">
      <style:text-properties officeooo:rsid="00034ea3" fo:background-color="#ffff00" loext:char-shading-value="0"/>
    </style:style>
    <style:style style:name="T7" style:family="text">
      <style:text-properties officeooo:rsid="00039a2f" fo:background-color="#ffff00" loext:char-shading-value="0"/>
    </style:style>
    <style:style style:name="T8" style:family="text">
      <style:text-properties fo:background-color="transparent" loext:char-shading-value="0"/>
    </style:style>
    <style:style style:name="T9" style:family="text">
      <style:text-properties fo:font-weight="bold" style:font-weight-asian="bold" style:font-weight-complex="bold"/>
    </style:style>
    <style:style style:name="T10" style:family="text">
      <style:text-properties style:font-name="Liberation Sans"/>
    </style:style>
    <style:style style:name="T11" style:family="text">
      <style:text-properties style:font-name="Liberation Sans" fo:background-color="#ffff00" loext:char-shading-value="0"/>
    </style:style>
    <style:style style:name="T12" style:family="text">
      <style:text-properties style:font-name="Liberation Sans" officeooo:rsid="00039a2f" fo:background-color="#ffff00" loext:char-shading-value="0"/>
    </style:style>
    <style:style style:name="T13" style:family="text">
      <style:text-properties style:font-name="LiberationSerif" fo:font-size="12pt" fo:background-color="#ffff00" loext:char-shading-value="0"/>
    </style:style>
    <style:style style:name="T14" style:family="text">
      <style:text-properties style:font-name="LiberationSerif" fo:font-size="12pt" officeooo:rsid="00039a2f" fo:background-color="#ffff00" loext:char-shading-value="0"/>
    </style:style>
    <style:style style:name="T15" style:family="text">
      <style:text-properties style:font-name="LiberationSerif" fo:font-size="12pt" fo:background-color="transparent" loext:char-shading-value="0"/>
    </style:style>
    <style:style style:name="T16" style:family="text">
      <style:text-properties fo:font-size="12pt" fo:background-color="transparent" loext:char-shading-value="0"/>
    </style:style>
    <style:style style:name="T17" style:family="text">
      <style:text-properties fo:font-size="12pt" fo:background-color="#ffff00" loext:char-shading-value="0"/>
    </style:style>
    <style:style style:name="T18" style:family="text">
      <style:text-properties fo:color="#c5000b" style:font-name="Courier1"/>
    </style:style>
    <style:style style:name="T19" style:family="text">
      <style:text-properties fo:color="#c5000b" style:font-name="Courier"/>
    </style:style>
    <style:style style:name="T20" style:family="text">
      <style:text-properties fo:color="#c5000b" style:font-name="Arial"/>
    </style:style>
    <style:style style:name="T21" style:family="text">
      <style:text-properties fo:color="#c5000b" style:font-name="Arial" fo:font-style="italic" style:font-style-asian="italic" style:font-style-complex="italic"/>
    </style:style>
    <style:style style:name="T22" style:family="text">
      <style:text-properties style:font-name="Arial"/>
    </style:style>
    <style:style style:name="T23" style:family="text">
      <style:text-properties style:font-name="Arial" fo:font-size="12pt" fo:background-color="transparent" loext:char-shading-value="0"/>
    </style:style>
    <style:style style:name="T24" style:family="text">
      <style:text-properties style:font-name="Arial" fo:font-size="12pt" fo:background-color="#ffff00" loext:char-shading-value="0"/>
    </style:style>
    <style:style style:name="T25" style:family="text">
      <style:text-properties style:font-name="Arial" fo:font-weight="bold" style:font-weight-asian="bold" style:font-weight-complex="bold"/>
    </style:style>
    <style:style style:name="T26" style:family="text">
      <style:text-properties fo:color="#0000ff" style:font-name="Arial" fo:font-weight="bold" style:font-weight-asian="bold" style:font-weight-complex="bold"/>
    </style:style>
    <style:style style:name="T27" style:family="text">
      <style:text-properties style:font-name="courier new"/>
    </style:style>
    <style:style style:name="T28" style:family="text">
      <style:text-properties officeooo:rsid="0001afbb"/>
    </style:style>
    <style:style style:name="T29" style:family="text">
      <style:text-properties officeooo:rsid="00034ea3"/>
    </style:style>
    <style:style style:name="T30" style:family="text">
      <style:text-properties style:text-line-through-style="none" style:text-line-through-type="none" officeooo:rsid="00034ea3" fo:background-color="#ffff00" loext:char-shading-value="0"/>
    </style:style>
    <style:style style:name="T31" style:family="text">
      <style:text-properties style:text-line-through-style="none" style:text-line-through-type="none" fo:font-size="12pt" fo:background-color="#ffff00" loext:char-shading-value="0"/>
    </style:style>
    <style:style style:name="T32" style:family="text">
      <style:text-properties style:text-line-through-style="none" style:text-line-through-type="none" fo:font-size="12pt" officeooo:rsid="00034ea3" fo:background-color="#ffff00" loext:char-shading-value="0"/>
    </style:style>
    <style:style style:name="T33" style:family="text">
      <style:text-properties style:text-line-through-style="none" style:text-line-through-type="none" fo:font-size="12pt" fo:background-color="transparent" loext:char-shading-value="0"/>
    </style:style>
    <style:style style:name="T34" style:family="text">
      <style:text-properties officeooo:rsid="00039a2f"/>
    </style:style>
    <style:style style:name="T35" style:family="text">
      <style:text-properties officeooo:rsid="000503f8"/>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Évaluation </text:p>
      <text:p text:style-name="P2"><text:span text:style-name="T2">Durée : 45mn</text:span><text:line-break/>Répondez directement dans ce fichier en complétant les blancs (signalés par un surlignage jaune).<text:line-break/><text:span text:style-name="T9">Envoyez ce document complété en pièce jointe à </text:span><text:a xlink:type="simple" xlink:href="mailto:lboubchir@univ-paris8.fr" text:style-name="Internet_20_link" text:visited-style-name="Visited_20_Internet_20_Link"><text:span text:style-name="T9">larbi.boubchir@univ-paris8.fr</text:span></text:a><text:span text:style-name="T9"> en précisant « REGROUPEMEN IED Juin 2021 » comme sujet du mail. </text:span></text:p>
      <table:table table:name="Tableau2" table:style-name="Tableau2">
        <table:table-column table:style-name="Tableau2.A" table:number-columns-repeated="3"/>
        <table:table-row table:style-name="Tableau2.1">
          <table:table-cell table:style-name="Tableau2.A1" office:value-type="string">
            <text:p text:style-name="P2">Nom</text:p>
          </table:table-cell>
          <table:table-cell table:style-name="Tableau2.A1" office:value-type="string">
            <text:p text:style-name="P9">Prénom</text:p>
          </table:table-cell>
          <table:table-cell table:style-name="Tableau2.A1" office:value-type="string">
            <text:p text:style-name="P9">Numéro étudiant</text:p>
          </table:table-cell>
        </table:table-row>
        <table:table-row table:style-name="TableLine94599880119952">
          <table:table-cell table:style-name="Tableau2.A2" office:value-type="string">
            <text:p text:style-name="P7"/>
          </table:table-cell>
          <table:table-cell table:style-name="Tableau2.A2" office:value-type="string">
            <text:p text:style-name="P10"/>
          </table:table-cell>
          <table:table-cell table:style-name="Tableau2.A2" office:value-type="string">
            <text:p text:style-name="P10"/>
            <text:p text:style-name="P9"/>
          </table:table-cell>
        </table:table-row>
      </table:table>
      <text:p text:style-name="Object_20_index_20_heading">Connaissances générales sur Linux</text:p>
      <text:p text:style-name="P15"><text:span text:style-name="T8">1) Quelle est la différence entre l'appellation </text:span><text:span text:style-name="T4">Linux </text:span><text:span text:style-name="T8">et </text:span><text:span text:style-name="T4">GNU/Linux </text:span>?</text:p>
      <text:p text:style-name="P18"><text:s/><text:span text:style-name="T28">Linux est le noyau de système d’exploitation créé par Linus Torvalds. GNU/Linux désigne l’associaton de ce noyau avec </text:span><text:span text:style-name="T35">le</text:span><text:span text:style-name="T28"> système d’exploitation GNU (GNU’s Not Unix) dont le noyau était moins performant.</text:span></text:p>
      <text:p text:style-name="P25">Souvent quand on dit Linux on parle en réalité de GNU/Linux.</text:p>
      <text:p text:style-name="P14"><text:span text:style-name="T23">2) </text:span><text:span text:style-name="T22">Qu'est-ce qu'un logiciel</text:span><text:span text:style-name="Strong_20_Emphasis"><text:span text:style-name="Emphasis"><text:span text:style-name="T22"> open source</text:span></text:span></text:span><text:span text:style-name="T22"> ?</text:span></text:p>
      <text:p text:style-name="P26">Un logiciel open source distribue librement son code source afin que les utilisateurs puissent le lire. Il existe une multitude de licences open source, chacune avec des spécificités et des conditions pour la distribution, modification et distribution des versions modifiées.</text:p>
      <text:p text:style-name="P27">Malgré des variations, l’idée principale est l’accès facile au code source et les méthodes de développement communautaires.</text:p>
      <text:p text:style-name="P19">3) Qu'est-ce qu'un <text:span text:style-name="T3">dual-boot</text:span> (en français double amorçage) ? </text:p>
      <text:p text:style-name="P18"><text:span text:style-name="T28">Un dual-boot</text:span> <text:span text:style-name="T28">est le fait d’installer deux systèmes d’exploitation sur la même machine. A chaqué démarrage (boot) on peut alors choisir quel système d’exploitation utiliser.</text:span></text:p>
      <text:p text:style-name="P28">On peut installer plus de deux systèmes d’exploitation, on parle alors de multi-boot.</text:p>
      <text:p text:style-name="P20">4) <text:span text:style-name="T16">Pour quelle raison peut-on conseiller d'installer Linux en dual-boot (en français, double amorçage) plutôt que dans une machine virtuelle ?</text:span></text:p>
      <text:p text:style-name="P17"><text:s/><text:span text:style-name="T28">Il vaut mieux installer GNU/Linux et dual-boot plutôt que dans une machine virtuelle pour des raisons de performance et aussi de compatibilité.</text:span></text:p>
      <text:p text:style-name="P16"><text:span text:style-name="T16">5) </text:span>Qu'est-ce qu'une <text:span text:style-name="T3">session live Ubuntu </text:span>?</text:p>
      <text:p text:style-name="P18"><text:s/><text:span text:style-name="T28">Une session live Ubuntu c’est quand on démarr</text:span><text:span text:style-name="T35">e</text:span><text:span text:style-name="T28"> Ubuntu depuis un support amovible (clé usb, CD-ROM…). Tous les paramètres sont ceux par défaut, et à chaque nouvelle session </text:span><text:soft-page-break/><text:span text:style-name="T28">live on retrouve un Ubuntu vierge. </text:span><text:span text:style-name="T35">En effet, l</text:span><text:span text:style-name="T28">a session live ne sauvegarde rien dans la mémoire </text:span><text:span text:style-name="T29">morte de la machine.</text:span><text:span text:style-name="T28"> </text:span></text:p>
      <text:p text:style-name="Object_20_index_20_heading">Commandes Shell </text:p>
      <text:section text:style-name="Sect1" text:name="yui_3_17_2_1_1624570394182_45">
        <text:section text:style-name="Sect1" text:name="yui_3_17_2_1_1624570394182_44">
          <text:p text:style-name="P24">Partie 1 : </text:p>
          <text:p text:style-name="P23"><text:span text:style-name="T25">La commande </text:span><text:span text:style-name="T26">ls -l</text:span><text:span text:style-name="T25"> affiche plusieurs lignes dont celle-ci :</text:span><text:line-break/><text:span text:style-name="T27">drwxr-xr-x 5 dupond dupond <text:s text:c="2"/>2048 oct. <text:s/>20 15:35 MesDocuments</text:span></text:p>
          <text:list xml:id="list3008935950" text:style-name="L1">
            <text:list-item>
              <text:p text:style-name="P31"><text:bookmark text:name="yui_3_17_2_1_1624570394182_43"/>Qu'indique le 5 dans la deuxième colonne ? </text:p>
              <text:p text:style-name="P32"><text:span text:style-name="T6">Le 5 indique qu’il existe 5 liens vers d’autres dossiers dans MesDocuments.</text:span><text:span text:style-name="T5"> </text:span><text:span text:style-name="T17"><text:s text:c="148"/></text:span></text:p>
            </text:list-item>
            <text:list-item>
              <text:p text:style-name="P31"><text:bookmark text:name="yui_3_17_2_1_1624570394182_49"/>Si je crée un nouveau répertoire, quel chiffre apparaît dans la deuxième colonne pour ce nouveau répertoire ? </text:p>
              <text:p text:style-name="P32"><text:span text:style-name="T5"><text:s/></text:span><text:span text:style-name="T6">Pour un nouveau répertoire ce chiffre sera 2.</text:span><text:span text:style-name="T17"> <text:s text:c="146"/></text:span></text:p>
            </text:list-item>
            <text:list-item>
              <text:p text:style-name="P31">Pourquoi ce chiffre est différent de 0 ? quels sont les éléments qui sont comptabilisés ? </text:p>
              <text:p text:style-name="P32"><text:span text:style-name="T5"><text:s/></text:span><text:span text:style-name="T6">Chaque répertoire contient un lien <text:s/>vers lui même (noté « . ») et un lien vers son répertoire parent (noté « .. »). Donc un répertoire contient au minimum deux liens vers des répertoires, comme c’est le cas pour un répertoire vide.</text:span><text:span text:style-name="T17"> <text:s text:c="146"/></text:span></text:p>
              <text:p text:style-name="P34"><text:s text:c="148"/></text:p>
            </text:list-item>
            <text:list-item>
              <text:p text:style-name="P29"><text:bookmark text:name="yui_3_17_2_1_1624570394182_42"/>D'après ces informations, puis-je savoir combien de sous-répertoires il y a dans MesDocuments ? Si oui, combien ? </text:p>
              <text:p text:style-name="P33"><text:span text:style-name="T5"><text:s/></text:span><text:span text:style-name="T6">Pour compter combien il y a de sous-répertoires dans MesDocuments, il suffit de retrancher 2 (pour les liens . Et ..) au chiffre dans la deuxième colone de ls</text:span><text:span text:style-name="T30"> -l.</text:span></text:p>
              <text:p text:style-name="P33"><text:span text:style-name="T32">5 – 2 = 3 : il y a 3 sous-répertoires dans MesDocuments.</text:span><text:span text:style-name="T31"> <text:s text:c="3"/></text:span><text:span text:style-name="T33"><text:s text:c="143"/></text:span></text:p>
              <text:p text:style-name="P35"><text:s text:c="148"/></text:p>
              <text:p text:style-name="P36"><text:span text:style-name="T23"><text:s text:c="133"/></text:span><text:span text:style-name="T24"><text:s text:c="14"/></text:span><text:span text:style-name="T13"><text:s/></text:span></text:p>
            </text:list-item>
          </text:list>
        </text:section>
      </text:section>
      <text:p text:style-name="P5"/>
      <text:p text:style-name="P6">Partie 2 : </text:p>
      <text:p text:style-name="P6">Pour chaque étape indiquez la commande nécessaire pour réaliser l'action demandée et répondez aux questions. Considérez que les commandes s'enchaînent. Dans certains cas, soyez attentifs au contexte pour savoir quelle commande utiliser.</text:p>
      <text:p text:style-name="Text_20_body"><text:span text:style-name="T22">Déplacez vous dans le répertoire</text:span> <text:span text:style-name="T19">MesDocuments</text:span> <text:span text:style-name="T22">de votre compte utilisateur :</text:span><text:span text:style-name="T5"> <text:s text:c="20"/></text:span></text:p>
      <text:p text:style-name="P30">cd ~/MesDocuments <text:s text:c="160"/></text:p>
      <text:p text:style-name="P11"><text:span text:style-name="T22">Créez un dossier </text:span><text:span text:style-name="T18">TP</text:span> :<text:span text:style-name="T5"> </text:span><text:span text:style-name="T7">mkdir TP</text:span><text:span text:style-name="T13"> <text:s text:c="120"/></text:span></text:p>
      <text:p text:style-name="P11"><text:span text:style-name="T22">Déplacez vous dans ce dossier :</text:span><text:span text:style-name="T5"> <text:s/></text:span><text:span text:style-name="T7">cd TP</text:span><text:span text:style-name="T13"> <text:s text:c="100"/></text:span></text:p>
      <text:p text:style-name="P11"><text:soft-page-break/><text:span text:style-name="T22">Créez un fichier texte nommé </text:span><text:span text:style-name="T18">exercice</text:span> :<text:span text:style-name="T5"> </text:span><text:span text:style-name="T7">touch exercice</text:span><text:span text:style-name="T5"> </text:span><text:span text:style-name="T13"><text:s text:c="84"/></text:span></text:p>
      <text:p text:style-name="P11"><text:span text:style-name="T22">Afficher les droits de </text:span><text:span text:style-name="T18">exercice</text:span> :<text:span text:style-name="T5"> </text:span><text:span text:style-name="T7">ls -l exercice</text:span><text:span text:style-name="T5"> </text:span><text:span text:style-name="T13"><text:s text:c="100"/></text:span></text:p>
      <text:p text:style-name="Text_20_body"><text:span text:style-name="T22">La commande affiche : <text:s/></text:span><text:line-break/><text:span text:style-name="T18">-rwx-wx-w- <text:s/>1 Martin <text:s/>Users <text:s/>0 <text:s/>20 ma 11:35 exercice</text:span></text:p>
      <text:p text:style-name="P11"><text:span text:style-name="T22">Qui peut lire ce fichier ?</text:span> <text:span text:style-name="T5"><text:s/></text:span><text:span text:style-name="T7">Martin peut lire ce fichier.</text:span><text:span text:style-name="T13"> <text:s text:c="116"/></text:span></text:p>
      <text:p text:style-name="P11"><text:span text:style-name="T22">Qui peut modifier ce fichier ? </text:span><text:span text:style-name="T5"><text:s/></text:span><text:span text:style-name="T7">Tout le monde peut modifier ce fichier.</text:span><text:span text:style-name="T13"> <text:s text:c="106"/></text:span></text:p>
      <text:p text:style-name="P11"><text:span text:style-name="T22">Qui peut exécuter ce fichier ?</text:span><text:span text:style-name="T5"> </text:span><text:span text:style-name="T7">Martin et les membres du group Users peuvent exécuter ce fichier.</text:span><text:span text:style-name="T5"> </text:span><text:span text:style-name="T13"><text:s text:c="107"/></text:span></text:p>
      <text:p text:style-name="P11"><text:span text:style-name="T22">Ajoutez le droit de lire le fichier aux utilisateurs autre que</text:span> <text:span text:style-name="T18">Martin</text:span> et les membres du groupe <text:span text:style-name="T18">Users</text:span> :<text:span text:style-name="T5"> </text:span><text:span text:style-name="T7">chmod o+r exercice</text:span><text:span text:style-name="T5"> </text:span><text:span text:style-name="T13"><text:s text:c="144"/></text:span></text:p>
      <text:p text:style-name="P11"><text:span text:style-name="T22">Renommez </text:span><text:span text:style-name="T18">exercice</text:span> <text:span text:style-name="T22">en</text:span> <text:span text:style-name="T18">message</text:span>: <text:span text:style-name="T5"><text:s/></text:span><text:span text:style-name="T7">mv exercice message</text:span><text:span text:style-name="T13"> <text:s text:c="93"/></text:span></text:p>
      <text:p text:style-name="Text_20_body"><text:span text:style-name="T22">Complétez la boucle suivante pour envoyer 5 fois les messages </text:span><text:span text:style-name="T20">"</text:span><text:span text:style-name="T21">Merci</text:span><text:span text:style-name="T20">"</text:span><text:span text:style-name="T22"> dans le fichier</text:span> <text:span text:style-name="T18">message</text:span> :</text:p>
      <text:p text:style-name="P3">for <text:span text:style-name="T13"><text:s/></text:span><text:span text:style-name="T14">((i=1 ; i&lt;5 ; i++))</text:span><text:span text:style-name="T13"> <text:s text:c="41"/></text:span><text:s/>; <text:span text:style-name="T5"><text:s/></text:span><text:span text:style-name="T13"><text:s text:c="5"/></text:span><text:span text:style-name="T14">do</text:span><text:span text:style-name="T13"> <text:s text:c="31"/></text:span><text:s/></text:p>
      <text:p text:style-name="P3"><text:s text:c="4"/><text:span text:style-name="T5"><text:s/></text:span><text:span text:style-name="T7">echo</text:span><text:span text:style-name="T13"> <text:s text:c="42"/></text:span><text:s/>"<text:span text:style-name="T2">Merci</text:span>" <text:span text:style-name="T5"><text:s/>&gt;&gt;</text:span><text:span text:style-name="T13"> <text:s text:c="43"/></text:span><text:s/>message</text:p>
      <text:p text:style-name="P13"><text:span text:style-name="T8"><text:s text:c="4"/></text:span><text:span text:style-name="T34">done</text:span> <text:span text:style-name="T8"><text:s text:c="5"/></text:span><text:span text:style-name="T15"><text:s text:c="35"/></text:span></text:p>
      <text:p text:style-name="P22"><text:span text:style-name="T22">Vérifiez où vous êtes :</text:span> <text:span text:style-name="T5"><text:s/></text:span><text:span text:style-name="T7">pwd</text:span><text:span text:style-name="T13"> <text:s text:c="118"/></text:span></text:p>
      <text:p text:style-name="P11"><text:span text:style-name="T22">La commande indique : </text:span><text:span text:style-name="T18">/home/visiteur/MesDcuments/TP</text:span></text:p>
      <text:p text:style-name="P11"><text:span text:style-name="T22">C'est un chemin absolu ou relatif ?</text:span><text:span text:style-name="T5"> </text:span><text:span text:style-name="T7">C’est un chemin absolu.</text:span><text:span text:style-name="T5"> </text:span><text:span text:style-name="T13"><text:s text:c="98"/></text:span></text:p>
      <text:p text:style-name="P11"><text:span text:style-name="T22">Déplacez vous dans le répertoire</text:span> <text:span text:style-name="T18">/home/visiteur/bin</text:span><text:span text:style-name="T10"> : </text:span><text:span text:style-name="T11"><text:s/></text:span><text:span text:style-name="T12">cd /home/visiteur/bin</text:span><text:span text:style-name="T13"> <text:s text:c="7"/></text:span><text:span text:style-name="T1"><text:s text:c="21"/></text:span></text:p>
      <text:p text:style-name="P11"><text:span text:style-name="T1"><text:s text:c="56"/></text:span><text:span text:style-name="T13"><text:s text:c="27"/></text:span></text:p>
      <text:p text:style-name="P12"><text:span text:style-name="T22">Le répertoire <text:s/></text:span><text:span text:style-name="T18">/home/visiteur/bin</text:span> <text:span text:style-name="T22">contient un script nommé </text:span><text:span text:style-name="T18">script.sh</text:span> <text:span text:style-name="T22">qui vous appartient, modifiez les droits de ce fichier, donnez vous les droits de lecture, écriture, exécution et donnez juste le droit d'exécution à tous les autres :</text:span><text:span text:style-name="T5"> <text:s/></text:span><text:span text:style-name="T7">chmod 711 message</text:span><text:span text:style-name="T5"> <text:s text:c="48"/></text:span></text:p>
      <text:p text:style-name="P11"><text:span text:style-name="T5"><text:s text:c="80"/></text:span><text:span text:style-name="T13"><text:s text:c="78"/></text:span></text:p>
      <text:p text:style-name="P21"><text:s text:c="160"/></text:p>
      <text:p text:style-name="P2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Serif" svg:font-family="LiberationSerif"/>
    <style:font-face style:name="courier new" svg:font-family="'courier new',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urier1" svg:font-family="Courier" style:font-pitch="variable"/>
    <style:font-face style:name="Liberation Sans" svg:font-family="'Liberation Sans'" style:font-pitch="variable"/>
    <style:font-face style:name="Courier" svg:font-family="Couri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808080" style:shadow="none"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fo:padding="0.049cm" fo:border-left="none" fo:border-right="none" fo:border-top="0.06pt solid #666666" fo:border-bottom="none" style:shadow="none" text:number-lines="false" text:line-number="0" style:writing-mode="pag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urrier" style:family="paragraph" style:parent-style-name="Text_20_body">
      <style:paragraph-properties style:writing-mode="page">
        <style:tab-stops>
          <style:tab-stop style:position="17cm" style:leader-style="solid" style:leader-text="_"/>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shadow="none"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Université Paris 8 – Licence d’informatique à distance – Informatique fondamentale <text:tab/><text:page-number text:select-page="current">3</text:page-number>/<text:page-count>3</text:page-count></text:p>
      </style:header>
      <style:footer>
        <text:p text:style-name="MP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4T20:51:29.607764000</meta:creation-date>
    <dc:date>2021-08-22T17:27:08.672058273</dc:date>
    <meta:editing-duration>PT7H34M15S</meta:editing-duration>
    <meta:editing-cycles>67</meta:editing-cycles>
    <meta:generator>LibreOffice/6.4.7.2$Linux_X86_64 LibreOffice_project/40$Build-2</meta:generator>
    <dc:creator>Robin Clerc</dc:creator>
    <meta:document-statistic meta:table-count="1" meta:image-count="0" meta:object-count="0" meta:page-count="3" meta:paragraph-count="61" meta:word-count="776" meta:character-count="7908" meta:non-whitespace-character-count="4040"/>
  </office:meta>
</office:document-meta>
</file>